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667d1" officeooo:paragraph-rsid="000667d1"/>
    </style:style>
    <style:style style:name="P2" style:family="paragraph" style:parent-style-name="Standard">
      <style:text-properties style:text-underline-style="solid" style:text-underline-width="auto" style:text-underline-color="font-color" fo:font-weight="bold" officeooo:rsid="000667d1" officeooo:paragraph-rsid="000667d1" style:font-weight-asian="bold" style:font-weight-complex="bold"/>
    </style:style>
    <style:style style:name="P3" style:family="paragraph" style:parent-style-name="Standard">
      <style:text-properties style:text-underline-style="solid" style:text-underline-width="auto" style:text-underline-color="font-color" officeooo:rsid="000b3eee" officeooo:paragraph-rsid="000b3eee"/>
    </style:style>
    <style:style style:name="P4" style:family="paragraph" style:parent-style-name="Standard">
      <style:text-properties style:text-underline-style="solid" style:text-underline-width="auto" style:text-underline-color="font-color" officeooo:rsid="000bd68b" officeooo:paragraph-rsid="000bd68b"/>
    </style:style>
    <style:style style:name="P5" style:family="paragraph" style:parent-style-name="Standard">
      <style:text-properties style:text-underline-style="none" officeooo:rsid="000667d1" officeooo:paragraph-rsid="000667d1"/>
    </style:style>
    <style:style style:name="P6" style:family="paragraph" style:parent-style-name="Standard">
      <style:text-properties style:text-underline-style="none" officeooo:rsid="0009b868" officeooo:paragraph-rsid="0009b868"/>
    </style:style>
    <style:style style:name="P7" style:family="paragraph" style:parent-style-name="Standard" style:list-style-name="L1">
      <style:text-properties style:text-underline-style="none" officeooo:rsid="000667d1" officeooo:paragraph-rsid="000667d1"/>
    </style:style>
    <style:style style:name="P8" style:family="paragraph" style:parent-style-name="Standard" style:list-style-name="L1">
      <style:text-properties style:text-underline-style="none" officeooo:rsid="000667d1" officeooo:paragraph-rsid="000692fa"/>
    </style:style>
    <style:style style:name="P9" style:family="paragraph" style:parent-style-name="Standard" style:list-style-name="L1">
      <style:text-properties style:text-underline-style="none" officeooo:rsid="000692fa" officeooo:paragraph-rsid="00080615"/>
    </style:style>
    <style:style style:name="P10" style:family="paragraph" style:parent-style-name="Standard" style:list-style-name="L1">
      <style:text-properties style:text-underline-style="none" officeooo:rsid="000692fa" officeooo:paragraph-rsid="000692fa"/>
    </style:style>
    <style:style style:name="P11" style:family="paragraph" style:parent-style-name="Standard" style:list-style-name="L1">
      <style:text-properties style:text-underline-style="none" officeooo:rsid="00080615" officeooo:paragraph-rsid="00080615"/>
    </style:style>
    <style:style style:name="P12" style:family="paragraph" style:parent-style-name="Standard" style:list-style-name="L1">
      <style:text-properties style:text-underline-style="none" officeooo:rsid="0008faf1" officeooo:paragraph-rsid="0008faf1"/>
    </style:style>
    <style:style style:name="P13" style:family="paragraph" style:parent-style-name="Standard" style:list-style-name="L1">
      <style:text-properties style:text-underline-style="none" officeooo:rsid="0009b868" officeooo:paragraph-rsid="0009b868"/>
    </style:style>
    <style:style style:name="P14" style:family="paragraph" style:parent-style-name="Standard">
      <style:text-properties style:text-underline-style="none" officeooo:rsid="000b3eee" officeooo:paragraph-rsid="000b3eee"/>
    </style:style>
    <style:style style:name="P15" style:family="paragraph" style:parent-style-name="Standard" style:list-style-name="L2">
      <style:text-properties style:text-underline-style="none" officeooo:rsid="000b3eee" officeooo:paragraph-rsid="000b3eee"/>
    </style:style>
    <style:style style:name="P16" style:family="paragraph" style:parent-style-name="Standard" style:list-style-name="L2">
      <style:text-properties style:text-underline-style="none" officeooo:rsid="000bd68b" officeooo:paragraph-rsid="000bd68b"/>
    </style:style>
    <style:style style:name="P17" style:family="paragraph" style:parent-style-name="Standard">
      <style:text-properties style:text-underline-style="none" officeooo:rsid="000bd68b" officeooo:paragraph-rsid="000bd68b"/>
    </style:style>
    <style:style style:name="P18" style:family="paragraph" style:parent-style-name="Standard" style:list-style-name="L3">
      <style:text-properties style:text-underline-style="none" officeooo:rsid="000bd68b" officeooo:paragraph-rsid="000bd68b"/>
    </style:style>
    <style:style style:name="P19" style:family="paragraph" style:parent-style-name="Standard" style:list-style-name="L2">
      <style:text-properties style:text-underline-style="solid" style:text-underline-width="auto" style:text-underline-color="font-color" officeooo:rsid="000b3eee" officeooo:paragraph-rsid="000b3eee"/>
    </style:style>
    <style:style style:name="T1" style:family="text">
      <style:text-properties officeooo:rsid="00080615"/>
    </style:style>
    <style:style style:name="T2" style:family="text">
      <style:text-properties style:text-underline-style="none"/>
    </style:style>
    <style:style style:name="T3" style:family="text">
      <style:text-properties style:text-underline-style="none" officeooo:rsid="000bd6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dates for FOR/STT 875 Summer 2020</text:p>
      <text:p text:style-name="P2"/>
      <text:p text:style-name="P1">Exercises</text:p>
      <text:p text:style-name="P5"/>
      <text:p text:style-name="P5">Listed in order of importance based on the questions from Piazza last year and the student feedback from the exercises.</text:p>
      <text:p text:style-name="P5"/>
      <text:list xml:id="list1965815614" text:style-name="L1">
        <text:list-item>
          <text:p text:style-name="P7">Exercise 16: Databases.</text:p>
          <text:list>
            <text:list-item>
              <text:p text:style-name="P7">Bunch of problems with two of the packages used in the exercise, had to put together a temporary fix to get it to work last year. Likely needs a fairly complete rewrite. </text:p>
            </text:list-item>
          </text:list>
        </text:list-item>
        <text:list-item>
          <text:p text:style-name="P9">Exercise 8: dplyr <text:span text:style-name="T1">and tidyr</text:span></text:p>
          <text:list>
            <text:list-item>
              <text:p text:style-name="P9">Change reference where we discuss gather function in the exercise. It is the incorrect section. Should be 6.6.1</text:p>
            </text:list-item>
            <text:list-item>
              <text:p text:style-name="P9">Typo in “expectancy” in TODO 8.3</text:p>
            </text:list-item>
            <text:list-item>
              <text:p text:style-name="P11">I haven’t watched it but looks like the data used in the video is out of date and there are some slight differences that led to a bit of confusion when reading in the gapminder data</text:p>
            </text:list-item>
            <text:list-item>
              <text:p text:style-name="P11">From what I know, tidyr has incorporated new functions for switching from long to wide and recommends those over using gather and spread. Might want to switch the part in the text (6.6.1) that discusses these and change in the exercise as well</text:p>
            </text:list-item>
          </text:list>
        </text:list-item>
        <text:list-item>
          <text:p text:style-name="P8">Exercise 6: ggplot</text:p>
          <text:list>
            <text:list-item>
              <text:p text:style-name="P8">A good amount of confusion in regards to wording, exactly what to do with the tasks. Mainly needs some clarification on exactly what to do for each TODO, don’t think any major changes necessary. </text:p>
            </text:list-item>
          </text:list>
        </text:list-item>
        <text:list-item>
          <text:p text:style-name="P10">Exercise 4: data manipulation</text:p>
          <text:list>
            <text:list-item>
              <text:p text:style-name="P10">Change wording on TODO 4.6 to clarify calculating the median separately for both years.</text:p>
            </text:list-item>
          </text:list>
        </text:list-item>
        <text:list-item>
          <text:p text:style-name="P12">Exercise 12: Shiny</text:p>
          <text:list>
            <text:list-item>
              <text:p text:style-name="P12">There was a problem with the checkboxes actually working to subset what’s displayed in the map. I think I fixed it but should double check. </text:p>
            </text:list-item>
          </text:list>
        </text:list-item>
        <text:list-item>
          <text:p text:style-name="P13">Exercise 14: Text</text:p>
          <text:list>
            <text:list-item>
              <text:p text:style-name="P13">Just seemed really easy, and a large majority of people did this one, so maybe if we’re feeling ambitious can make it a bit harder. </text:p>
            </text:list-item>
          </text:list>
        </text:list-item>
      </text:list>
      <text:p text:style-name="P6"/>
      <text:p text:style-name="P3">Chapters</text:p>
      <text:p text:style-name="P14"/>
      <text:list xml:id="list33086892" text:style-name="L2">
        <text:list-item>
          <text:p text:style-name="P16">Make a basic statistics chapter (lm, glm, lmer)? A couple of students mentioned this as something that would be useful. </text:p>
        </text:list-item>
        <text:list-item>
          <text:p text:style-name="P15">Chapter 14: DSP</text:p>
          <text:list>
            <text:list-item>
              <text:p text:style-name="P15">A few of the functions used in here aren’t supported anymore, one of the packages has totally changed as well. Can probably make more clear.</text:p>
            </text:list-item>
          </text:list>
        </text:list-item>
        <text:list-item>
          <text:p text:style-name="P15"><text:s/>Chapter 12: Rcpp</text:p>
          <text:list>
            <text:list-item>
              <text:p text:style-name="P19"><text:span text:style-name="T2">Can </text:span><text:span text:style-name="T3">maybe change this to a more general High Performance Computing chapter that builds off of what you did at that ENVR workshop a while back. I had made a draft of that last year that basically just took your powerpoint and put it into chapter format. </text:span></text:p>
            </text:list-item>
          </text:list>
        </text:list-item>
        <text:list-item>
          <text:p text:style-name="P16">Chapter 13: Databases</text:p>
          <text:list>
            <text:list-item>
              <text:p text:style-name="P16">Still not very accessible with some of the google database examples that require a log in password. Update to make more accessible.</text:p>
            </text:list-item>
          </text:list>
        </text:list-item>
      </text:list>
      <text:p text:style-name="P17"/>
      <text:p text:style-name="P4">General</text:p>
      <text:p text:style-name="P17"/>
      <text:list xml:id="list1523541452" text:style-name="L3">
        <text:list-item>
          <text:p text:style-name="P18"><text:soft-page-break/>Update the videos, based on some feedback a couple may be out of date from updates we’ve made in the text. </text:p>
        </text:list-item>
        <text:list-item>
          <text:p text:style-name="P18">Add videos for the optional chapters at the end. </text:p>
        </text:list-item>
        <text:list-item>
          <text:p text:style-name="P18">Add small video examples of common tasks in R. Suggested by one of the students. </text:p>
        </text:list-item>
        <text:list-item>
          <text:p text:style-name="P18">Include a list at the end of each chapter with functions introduced in their chapter and a basic one line statement of what they’re used for. </text:p>
        </text:list-item>
        <text:list-item>
          <text:p text:style-name="P18">Add more “example exercises” in the chapter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07:35:48.189206647</meta:creation-date>
    <dc:date>2020-06-15T14:40:40.284153261</dc:date>
    <meta:editing-duration>PT1H12M32S</meta:editing-duration>
    <meta:editing-cycles>4</meta:editing-cycles>
    <meta:generator>LibreOffice/6.0.7.3$Linux_X86_64 LibreOffice_project/00m0$Build-3</meta:generator>
    <meta:document-statistic meta:table-count="0" meta:image-count="0" meta:object-count="0" meta:page-count="2" meta:paragraph-count="32" meta:word-count="511" meta:character-count="2750" meta:non-whitespace-character-count="2286"/>
  </office:meta>
</office:document-meta>
</file>